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Таблица2" style:family="table">
      <style:table-properties style:width="19.87cm" fo:margin-left="-1.879cm" table:align="left" style:writing-mode="lr-tb"/>
    </style:style>
    <style:style style:name="Таблица2.A" style:family="table-column">
      <style:table-column-properties style:column-width="1.323cm"/>
    </style:style>
    <style:style style:name="Таблица2.B" style:family="table-column">
      <style:table-column-properties style:column-width="6.72cm"/>
    </style:style>
    <style:style style:name="Таблица2.C" style:family="table-column">
      <style:table-column-properties style:column-width="3.651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4.26cm"/>
    </style:style>
    <style:style style:name="Таблица2.A1" style:family="table-cell">
      <style:table-cell-properties style:vertical-align="top" fo:padding="0.176cm" fo:border="0.75pt solid #000000"/>
    </style:style>
    <style:style style:name="Таблица2.A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COM_NN_D</text:p>
            <text:p text:style-name="P5">COPY_N_N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4">SUB_NN_N</text:p>
            <text:p text:style-name="P5">NEW_N_N</text:p>
            <text:p text:style-name="P5"><text:soft-page-break/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8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8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4</text:p>
          </table:table-cell>
          <table:table-cell table:style-name="Таблица1.A13" office:value-type="string">
            <text:p text:style-name="P8">НОК двух натуральных чисел. Если одно из чисел равно нулю, то вернуть ноль. </text:p>
          </table:table-cell>
          <table:table-cell table:style-name="Таблица1.A13" office:value-type="string">
            <text:p text:style-name="P2">LCM_NN_NN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GCF_NN_N</text:p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<text:soft-page-break/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8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  <text:p text:style-name="P1">Целые числа:</text:p>
      <text:p text:style-name="P1">(s; natural) – знак числа и натуральное.</text:p>
      <text:p text:style-name="P15">Цифра D (тип — целое) Значение B (тип — логический), цифра k – степень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3"><text:span text:style-name="T3">Описание модуля</text:span></text:p>
          </table:table-cell>
          <table:table-cell table:style-name="Таблица2.A1" office:value-type="string">
            <text:p text:style-name="P3"><text:span text:style-name="T3">Имя модуля</text:span></text:p>
          </table:table-cell>
          <table:table-cell table:style-name="Таблица2.A1" office:value-type="string">
            <text:p text:style-name="P2"><text:span text:style-name="T3">Предлагаемые к использованию модули</text:span></text:p>
          </table:table-cell>
          <table:table-cell table:style-name="Таблица2.A1" office:value-type="string">
            <text:p text:style-name="P2"><text:span text:style-name="T3">Предлагаемые к использованию функции</text:span></text:p>
          </table:table-cell>
        </table:table-row>
        <table:table-row>
          <table:table-cell table:style-name="Таблица2.A1" office:value-type="string">
            <text:p text:style-name="P2"><text:span text:style-name="T2">Z-1</text:span></text:p>
          </table:table-cell>
          <table:table-cell table:style-name="Таблица2.A1" office:value-type="string">
            <text:p text:style-name="P4">Выделение памяти для целого числа. Аргумент: целое число.</text:p>
          </table:table-cell>
          <table:table-cell table:style-name="Таблица2.A1" office:value-type="string">
            <text:p text:style-name="P2">NEW_Z</text:p>
          </table:table-cell>
          <table:table-cell table:style-name="Таблица2.A1" office:value-type="string">
            <text:p text:style-name="P4">NEW_N_N</text:p>
          </table:table-cell>
          <table:table-cell table:style-name="Таблица2.A1" office:value-type="string">
            <text:p text:style-name="P4">NEW_N_N</text:p>
          </table:table-cell>
        </table:table-row>
        <table:table-row>
          <table:table-cell table:style-name="Таблица2.A3" office:value-type="string">
            <text:p text:style-name="P2">Z-2</text:p>
          </table:table-cell>
          <table:table-cell table:style-name="Таблица2.A3" office:value-type="string">
            <text:p text:style-name="P4">Очищение памяти целого числа. Аргумент: целое число.</text:p>
          </table:table-cell>
          <table:table-cell table:style-name="Таблица2.A3" office:value-type="string">
            <text:p text:style-name="P2">DEL_Z</text:p>
          </table:table-cell>
          <table:table-cell table:style-name="Таблица2.A3" office:value-type="string">
            <text:p text:style-name="P4">DEL_N</text:p>
          </table:table-cell>
          <table:table-cell table:style-name="Таблица2.A3" office:value-type="string">
            <text:p text:style-name="P4">DEL_N</text:p>
          </table:table-cell>
        </table:table-row>
        <table:table-row>
          <table:table-cell table:style-name="Таблица2.A3" office:value-type="string">
            <text:p text:style-name="P2">Z-3</text:p>
          </table:table-cell>
          <table:table-cell table:style-name="Таблица2.A3" office:value-type="string">
            <text:p text:style-name="P4">Удаление лишних нулей в целом числе. Аргумент: целое число. Результат: целое число.</text:p>
          </table:table-cell>
          <table:table-cell table:style-name="Таблица2.A3" office:value-type="string">
            <text:p text:style-name="P2">DELZ_Z_Z</text:p>
          </table:table-cell>
          <table:table-cell table:style-name="Таблица2.A3" office:value-type="string">
            <text:p text:style-name="P4">NEW_Z</text:p>
            <text:p text:style-name="P5">DELZ_N_N</text:p>
            <text:p text:style-name="P5">DEL_Z</text:p>
          </table:table-cell>
          <table:table-cell table:style-name="Таблица2.A3" office:value-type="string">
            <text:p text:style-name="P4">NEW_Z</text:p>
            <text:p text:style-name="P5">NEW_N_N</text:p>
            <text:p text:style-name="P5">DELZ_N_N</text:p>
            <text:p text:style-name="P5">DEL_N</text:p>
            <text:p text:style-name="P5">DEL_Z</text:p>
          </table:table-cell>
        </table:table-row>
        <table:table-row>
          <table:table-cell table:style-name="Таблица2.A3" office:value-type="string">
            <text:p text:style-name="P2">Z-4</text:p>
          </table:table-cell>
          <table:table-cell table:style-name="Таблица2.A3" office:value-type="string">
            <text:p text:style-name="P4">Возвращение точной копии целого числа. Аргумент: целое число. Результат: целое число.</text:p>
          </table:table-cell>
          <table:table-cell table:style-name="Таблица2.A3" office:value-type="string">
            <text:p text:style-name="P2">COPY_Z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  <text:p text:style-name="P5">NEW_N_N</text:p>
            <text:p text:style-name="P5">DEL_N</text:p>
          </table:table-cell>
        </table:table-row>
        <text:soft-page-break/>
        <table:table-row>
          <table:table-cell table:style-name="Таблица2.A3" office:value-type="string">
            <text:p text:style-name="P2"><text:span text:style-name="T2">Z-5</text:span></text:p>
          </table:table-cell>
          <table:table-cell table:style-name="Таблица2.A3" office:value-type="string">
            <text:p text:style-name="P4">Модуль целого числа. Аргумент: целое число. Результат: натуральное число или ноль.</text:p>
          </table:table-cell>
          <table:table-cell table:style-name="Таблица2.A3" office:value-type="string">
            <text:p text:style-name="P2"><text:span text:style-name="T2">ABS_Z_N</text:span>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DEL_Z</text:p>
            <text:p text:style-name="P5">NEW_Z_Z</text:p>
          </table:table-cell>
          <table:table-cell table:style-name="Таблица2.A3" office:value-type="string">
            <text:p text:style-name="P4">COPY_N_N</text:p>
            <text:p text:style-name="P5">DELZ_N_N</text:p>
            <text:p text:style-name="P5">NEW_Z_Z</text:p>
            <text:p text:style-name="P5">NEW_N_N</text:p>
            <text:p text:style-name="P5">DEL_Z</text:p>
            <text:p text:style-name="P5">DEL_N</text:p>
          </table:table-cell>
        </table:table-row>
        <table:table-row>
          <table:table-cell table:style-name="Таблица2.A3" office:value-type="string">
            <text:p text:style-name="P2"><text:span text:style-name="T2"/></text:p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2"><text:span text:style-name="T2"/></text:p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</table:table-row>
        <table:table-row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110</meta:editing-cycles>
    <dc:date>2015-04-11T13:19:24</dc:date>
    <meta:editing-duration>P3DT26M17S</meta:editing-duration>
    <meta:document-statistic meta:table-count="2" meta:image-count="0" meta:object-count="0" meta:page-count="5" meta:paragraph-count="269" meta:word-count="594" meta:character-count="4037" meta:non-whitespace-character-count="3705"/>
  </office:meta>
</office:document-meta>
</file>